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style:style style:name="T74" style:family="text">
      <style:text-properties officeooo:rsid="03701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5">Constellation</text:p>
      <text:p text:style-name="P75">Say Man</text:p>
      <text:p text:style-name="P75">Mtn Lion</text:p>
      <text:p text:style-name="P75">Dark Horse</text:p>
      <text:p text:style-name="P75">Sophia</text:p>
      <text:p text:style-name="P75">Almost the One</text:p>
      <text:p text:style-name="P75">S.O.S</text:p>
      <text:p text:style-name="P75">Power</text:p>
      <text:p text:style-name="P75">Perpetual</text:p>
      <text:p text:style-name="P75">Bobby Love</text:p>
      <text:p text:style-name="P75">Heart N’ Split</text:p>
      <text:p text:style-name="P75">The Corner</text:p>
      <text:p text:style-name="P75">Back to the Sun</text:p>
      <text:p text:style-name="P75">The Get Down</text:p>
      <text:p text:style-name="P75">We Way</text:p>
      <text:p text:style-name="P75">Only Ever</text:p>
      <text:p text:style-name="P75">One Good Reason</text:p>
      <text:p text:style-name="P75">Bridge</text:p>
      <text:p text:style-name="P75">Mtn Dew</text:p>
      <text:p text:style-name="P75">Time on Time</text:p>
      <text:p text:style-name="P75">Haunted</text:p>
      <text:p text:style-name="P75">Just a Little Longer</text:p>
      <text:p text:style-name="P75">Odetta</text:p>
      <text:p text:style-name="P75"/>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text:p text:style-name="P74">. . .<text:span text:style-name="T74">I made a shaman on the Anniversary server, started laundry, made my bed, went out to the car for my bag, ate from it some grapes, a plum, the CheezIts, put the drinks away. Tony moved the espresso machine upstairs and so I made a coffe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2T12:53:56.854624928</dc:date>
    <meta:editing-duration>P78DT12H6M36S</meta:editing-duration>
    <meta:editing-cycles>745</meta:editing-cycles>
    <meta:generator>LibreOffice/24.2.5.2$MacOSX_X86_64 LibreOffice_project/bffef4ea93e59bebbeaf7f431bb02b1a39ee8a59</meta:generator>
    <meta:print-date>2024-11-21T14:56:07.488730652</meta:print-date>
    <meta:document-statistic meta:table-count="0" meta:image-count="0" meta:object-count="0" meta:page-count="58" meta:paragraph-count="246" meta:word-count="10564" meta:character-count="55844" meta:non-whitespace-character-count="45317"/>
  </office:meta>
</office:document-meta>
</file>